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6000001C10E43F96D.png" manifest:media-type="image/png"/>
  <manifest:file-entry manifest:full-path="Pictures/1000000100000326000001C1A4048CD5.png" manifest:media-type="image/png"/>
  <manifest:file-entry manifest:full-path="Pictures/1000000100000326000001C1637AB354.png" manifest:media-type="image/png"/>
  <manifest:file-entry manifest:full-path="Pictures/1000000100000326000001C1244C8C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6.6929in" svg:height="3.7283in" draw:z-index="1"><draw:image xlink:href="Pictures/1000000100000326000001C1244C8C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6.6929in" svg:height="3.7283in" draw:z-index="3"><draw:image xlink:href="Pictures/1000000100000326000001C1A4048CD5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3" text:anchor-type="char" svg:width="6.6929in" svg:height="3.7283in" draw:z-index="2"><draw:image xlink:href="Pictures/1000000100000326000001C1637AB3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6.6929in" svg:height="3.7283in" draw:z-index="0"><draw:image xlink:href="Pictures/1000000100000326000001C10E43F96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5:48:15.630858448</meta:creation-date>
    <dc:date>2025-11-17T15:49:34.584091461</dc:date>
    <meta:editing-duration>PT1M20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24.2.7.2$Linux_X86_64 LibreOffice_project/420$Build-2</meta:generator>
  </office:meta>
</office:document-meta>
</file>